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fo:min-height="13.86cm"/>
    </style:style>
    <style:style style:name="pr5" style:family="presentation" style:parent-style-name="Android1-notes">
      <style:graphic-properties draw:fill-color="#ffffff" fo:min-height="12.322cm"/>
    </style:style>
    <style:style style:name="pr6" style:family="presentation" style:parent-style-name="Android1-outline1">
      <style:graphic-properties draw:fill-color="#ffffff" draw:auto-grow-height="true" fo:min-height="13.501cm"/>
    </style:style>
    <style:style style:name="pr7" style:family="presentation" style:parent-style-name="Android1-outline1">
      <style:graphic-properties draw:fill-color="#ffffff" draw:auto-grow-height="true" fo:min-height="14.136cm"/>
    </style:style>
    <style:style style:name="pr8" style:family="presentation" style:parent-style-name="Android1-outline1">
      <style:graphic-properties draw:fill-color="#ffffff" fo:min-height="14.136cm"/>
    </style:style>
    <style:style style:name="pr9" style:family="presentation" style:parent-style-name="Android1-outline1">
      <style:graphic-properties draw:fill-color="#ffffff" fo:min-height="13.60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Abscissa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/>
    </style:style>
    <style:style style:name="T3" style:family="text">
      <style:text-properties fo:font-size="20pt"/>
    </style:style>
    <style:style style:name="T4" style:family="text">
      <style:text-properties fo:font-family="Consolas" style:font-pitch="fixed" fo:font-size="20pt"/>
    </style:style>
    <style:style style:name="T5" style:family="text">
      <style:text-properties fo:font-family="Consola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Menus and Messag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These are combined into one presentation because of a common theme: they allow presentation and interaction with the user without taking up space in the activity's content area itself.</text:p>
            </draw:text-box>
          </draw:frame>
        </presentation:notes>
      </draw:page>
      <draw:page draw:name="page2" draw:style-name="dp1" draw:master-page-name="Android1" presentation:presentation-page-layout-name="AL2T1" draw:id="id2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Types of Menus</text:p>
          </draw:text-box>
        </draw:frame>
        <draw:frame presentation:style-name="pr4" draw:text-style-name="P5" draw:layer="layout" svg:width="25.199cm" svg:height="14.969cm" svg:x="1.4cm" svg:y="4.914cm" presentation:class="outline" presentation:user-transformed="true">
          <draw:text-box>
            <text:list text:style-name="L3">
              <text:list-item>
                <text:p text:style-name="P4">Options Menu</text:p>
                <text:list>
                  <text:list-item>
                    <text:p text:style-name="P4">Triggered by [MENU] button, displays at bottom of screen</text:p>
                  </text:list-item>
                  <text:list-item>
                    <text:p text:style-name="P4">Six options before cascades to secondary popup menu</text:p>
                  </text:list-item>
                </text:list>
              </text:list-item>
              <text:list-item>
                <text:p text:style-name="P4">Context Menu</text:p>
                <text:list>
                  <text:list-item>
                    <text:p text:style-name="P4">Triggered by long-tap on a widget</text:p>
                  </text:list-item>
                  <text:list-item>
                    <text:p text:style-name="P4">Displays popup menu selector centered<text:line-break/>on screen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droid1" presentation:presentation-page-layout-name="AL3T6" draw:id="id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Options Menus</text:p>
          </draw:text-box>
        </draw:frame>
        <draw:frame presentation:style-name="pr6" draw:text-style-name="P7" draw:layer="layout" svg:width="24.635cm" svg:height="13.6cm" svg:x="1.4cm" svg:y="4.914cm" presentation:class="outline" presentation:user-transformed="true">
          <draw:text-box>
            <text:list text:style-name="L3">
              <text:list-item>
                <text:p text:style-name="P4">Activity Callbacks for Options Menus</text:p>
                <text:list>
                  <text:list-item>
                    <text:p text:style-name="P4"><text:span text:style-name="T2">onCreateOptionsMenu()</text:span></text:p>
                    <text:list>
                      <text:list-item>
                        <text:p text:style-name="P4">Where you set up the basic options menu to use</text:p>
                      </text:list-item>
                      <text:list-item>
                        <text:p text:style-name="P4">Called once</text:p>
                      </text:list-item>
                    </text:list>
                  </text:list-item>
                  <text:list-item>
                    <text:p text:style-name="P4"><text:span text:style-name="T2">onPrepareOptionsMenu()</text:span></text:p>
                    <text:list>
                      <text:list-item>
                        <text:p text:style-name="P4">Where you tailor the options menu to display</text:p>
                      </text:list-item>
                      <text:list-item>
                        <text:p text:style-name="P4">Called on each [MENU] request</text:p>
                      </text:list-item>
                    </text:list>
                  </text:list-item>
                  <text:list-item>
                    <text:p text:style-name="P4"><text:span text:style-name="T2">onOptionsItemSelected()</text:span></text:p>
                    <text:list>
                      <text:list-item>
                        <text:p text:style-name="P4">Called when the user makes a menu choi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ost activities can get away with <text:span text:style-name="T2">onCreateOptionsMenu()</text:span>, because the menu does not change.</text:p>
              <text:p text:style-name="P3"/>
              <text:p text:style-name="P3">Some may need to use <text:span text:style-name="T2">onPrepareOptionsMenu()</text:span>, because the menu does change on the fly (e.g., an “add favorite” choice turns into “remove favorite” if the item already is a favorite).</text:p>
              <text:p text:style-name="P3"/>
            </draw:text-box>
          </draw:frame>
        </presentation:notes>
      </draw:page>
      <draw:page draw:name="page4" draw:style-name="dp1" draw:master-page-name="Android1" presentation:presentation-page-layout-name="AL3T6" draw:id="id4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Options Menus</text:p>
          </draw:text-box>
        </draw:frame>
        <draw:frame presentation:style-name="pr7" draw:text-style-name="P7" draw:layer="layout" svg:width="24.635cm" svg:height="14.136cm" svg:x="1.4cm" svg:y="4.914cm" presentation:class="outline" presentation:user-transformed="true">
          <draw:text-box>
            <text:list text:style-name="L3">
              <text:list-item>
                <text:p text:style-name="P4">Creating Options Menu: the XML Way</text:p>
                <text:list>
                  <text:list-item>
                    <text:p text:style-name="P4">Create a menu XML file in <text:span text:style-name="T2">res/menu/</text:span></text:p>
                  </text:list-item>
                  <text:list-item>
                    <text:p text:style-name="P4"><text:span text:style-name="T2">MenuInflater#inflate()</text:span> to populate a Menu from the XML</text:p>
                    <text:list>
                      <text:list-item>
                        <text:p text:style-name="P4">Use from <text:span text:style-name="T2">onCreateOptionsMenu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3">You can define menus either by Java code or by XML resources. The latter is sometimes a bit simpler, but either way works.</text:span></text:p>
            </draw:text-box>
          </draw:frame>
        </presentation:notes>
      </draw:page>
      <draw:page draw:name="page5" draw:style-name="dp1" draw:master-page-name="Android1" presentation:presentation-page-layout-name="AL3T6" draw:id="id5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Options Menus</text:p>
          </draw:text-box>
        </draw:frame>
        <draw:frame presentation:style-name="pr7" draw:text-style-name="P7" draw:layer="layout" svg:width="24.635cm" svg:height="14.136cm" svg:x="1.4cm" svg:y="4.914cm" presentation:class="outline" presentation:user-transformed="true">
          <draw:text-box>
            <text:list text:style-name="L3">
              <text:list-item>
                <text:p text:style-name="P4">Options Menu XML Structure</text:p>
                <text:list>
                  <text:list-item>
                    <text:p text:style-name="P4">Root = <text:span text:style-name="T2">&lt;menu&gt;</text:span></text:p>
                  </text:list-item>
                  <text:list-item>
                    <text:p text:style-name="P4"><text:span text:style-name="T2">&lt;menu&gt;</text:span> holds <text:span text:style-name="T2">&lt;item&gt;</text:span> elements</text:p>
                  </text:list-item>
                  <text:list-item>
                    <text:p text:style-name="P4"><text:span text:style-name="T2">&lt;item&gt;</text:span> defines a single menu item</text:p>
                    <text:list>
                      <text:list-item>
                        <text:p text:style-name="P4"><text:span text:style-name="T2">android:id</text:span></text:p>
                      </text:list-item>
                      <text:list-item>
                        <text:p text:style-name="P4"><text:span text:style-name="T2">android:title</text:span></text:p>
                      </text:list-item>
                      <text:list-item>
                        <text:p text:style-name="P4"><text:span text:style-name="T2">android:icon</text:span></text:p>
                      </text:list-item>
                      <text:list-item>
                        <text:p text:style-name="P4"><text:span text:style-name="T2">android:visible</text:span></text:p>
                      </text:list-item>
                      <text:list-item>
                        <text:p text:style-name="P4"><text:span text:style-name="T2">android:enabl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user-transformed="true">
            <draw:text-box>
              <text:p><text:span text:style-name="T2">android:id</text:span> works here like it does with layout XML.</text:p>
              <text:p/>
              <text:p><text:span text:style-name="T2">android:visible</text:span> and <text:span text:style-name="T2">android:enabled</text:span> are true by default, though you can use these attributes to make them false for invisible or disabled entries.</text:p>
              <text:p/>
            </draw:text-box>
          </draw:frame>
        </presentation:notes>
      </draw:page>
      <draw:page draw:name="page6" draw:style-name="dp1" draw:master-page-name="Android1" presentation:presentation-page-layout-name="AL4T17" draw:id="id6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Context Menus</text:p>
          </draw:text-box>
        </draw:frame>
        <draw:frame presentation:style-name="Android1-outline1" draw:layer="layout" svg:width="25.199cm" svg:height="10.029cm" svg:x="1.4cm" svg:y="4.914cm" presentation:class="outline" presentation:user-transformed="true">
          <draw:text-box>
            <text:list text:style-name="L3">
              <text:list-item>
                <text:p>Usage: Truly Contextual Actions</text:p>
                <text:list>
                  <text:list-item>
                    <text:p>Example: list, with context menu to edit/delete selected item</text:p>
                  </text:list-item>
                </text:list>
              </text:list-item>
              <text:list-item>
                <text:p>Downside: Invisible to Users</text:p>
                <text:list>
                  <text:list-item>
                    <text:p>Have to know to long-tap, otherwise never see the menu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General design:</text:p>
              <text:p text:style-name="P3"/>
              <text:list text:style-name="L2">
                <text:list-item>
                  <text:p text:style-name="P3">Most important item in the activity</text:p>
                </text:list-item>
                <text:list-item>
                  <text:p text:style-name="P3">Next most important items in options menu / action bar</text:p>
                </text:list-item>
                <text:list-item>
                  <text:p text:style-name="P3">Power user features in context menu, if used at all</text:p>
                  <text:p text:style-name="P3"/>
                </text:list-item>
              </text:list>
            </draw:text-box>
          </draw:frame>
        </presentation:notes>
      </draw:page>
      <draw:page draw:name="page7" draw:style-name="dp1" draw:master-page-name="Android1" presentation:presentation-page-layout-name="AL2T1" draw:id="id7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Context Menus</text:p>
          </draw:text-box>
        </draw:frame>
        <draw:frame presentation:style-name="pr8" draw:text-style-name="P7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Implementation</text:p>
                <text:list>
                  <text:list-item>
                    <text:p text:style-name="P4">Call <text:span text:style-name="T2">registerForContextMenu()</text:span> with the View that gets a context menu</text:p>
                  </text:list-item>
                  <text:list-item>
                    <text:p text:style-name="P4">Implement <text:span text:style-name="T2">onCreateContextMenu()</text:span></text:p>
                    <text:list>
                      <text:list-item>
                        <text:p text:style-name="P4">Called on every menu invocation, not just once</text:p>
                      </text:list-item>
                      <text:list-item>
                        <text:p text:style-name="P4">Gets the View that needs the menu</text:p>
                      </text:list-item>
                    </text:list>
                  </text:list-item>
                  <text:list-item>
                    <text:p text:style-name="P4">Implement <text:span text:style-name="T2">onContextMenuSelected()</text:span></text:p>
                    <text:list>
                      <text:list-item>
                        <text:p text:style-name="P4">Gets notified on each selection mad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1" presentation:presentation-page-layout-name="AL2T1" draw:id="id8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Dialogs and Toasts</text:p>
          </draw:text-box>
        </draw:frame>
        <draw:frame presentation:style-name="pr9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Ways to Get User's Attention</text:p>
                <text:list>
                  <text:list-item>
                    <text:p text:style-name="P4">Dialog</text:p>
                  </text:list-item>
                  <text:list-item>
                    <text:p text:style-name="P4">Toast</text:p>
                  </text:list-item>
                  <text:list-item>
                    <text:p text:style-name="P4">Notification</text:p>
                    <text:list>
                      <text:list-item>
                        <text:p text:style-name="P4">Used principally by background processing</text:p>
                      </text:list-item>
                      <text:list-item>
                        <text:p text:style-name="P4">Subtle way to announce something of interest</text:p>
                      </text:list-item>
                      <text:list-item>
                        <text:p text:style-name="P4">Puts icon in status ba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2T1" draw:id="id9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lertDialog</text:p>
          </draw:text-box>
        </draw:frame>
        <draw:frame presentation:style-name="pr8" draw:text-style-name="P5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Most Common Form of Dialog</text:p>
                <text:list>
                  <text:list-item>
                    <text:p text:style-name="P4">Does not require you to subclass it, just build one</text:p>
                  </text:list-item>
                  <text:list-item>
                    <text:p text:style-name="P4">Fairly customizable</text:p>
                  </text:list-item>
                </text:list>
              </text:list-item>
              <text:list-item>
                <text:p text:style-name="P4">Easiest Way to Build: AlertDialog.Builder</text:p>
                <text:list>
                  <text:list-item>
                    <text:p text:style-name="P4">Builder pattern: methods return the Builder for cascade</text:p>
                  </text:list-item>
                  <text:list-item>
                    <text:p text:style-name="P4">Call a bunch of these methods, get an<text:line-break/>AlertDialog at the end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3">While there is a </text:span><text:span text:style-name="T4">Dialog</text:span><text:span text:style-name="T3"> base class (e.g., what </text:span><text:span text:style-name="T4">DatePickerDialog</text:span><text:span text:style-name="T3"> uses), it is really simpler to use </text:span><text:span text:style-name="T4">AlertDialog</text:span><text:span text:style-name="T3"> in most cases, due to the </text:span><text:span text:style-name="T4">Builder</text:span><text:span text:style-name="T3">. You can create a custom dialog without a separate subclass.</text:span></text:p>
              <text:p text:style-name="P3"><text:span text:style-name="T3"/></text:p>
            </draw:text-box>
          </draw:frame>
        </presentation:notes>
      </draw:page>
      <draw:page draw:name="page10" draw:style-name="dp1" draw:master-page-name="Android1" presentation:presentation-page-layout-name="AL2T1" draw:id="id10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lertDialog</text:p>
          </draw:text-box>
        </draw:frame>
        <draw:frame presentation:style-name="pr8" draw:text-style-name="P5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Main Builder Options</text:p>
                <text:list>
                  <text:list-item>
                    <text:p text:style-name="P4">Simple Contents</text:p>
                    <text:list>
                      <text:list-item>
                        <text:p text:style-name="P4"><text:span text:style-name="T2">setMessage()</text:span></text:p>
                      </text:list-item>
                      <text:list-item>
                        <text:p text:style-name="P4"><text:span text:style-name="T2">setView()</text:span></text:p>
                      </text:list-item>
                    </text:list>
                  </text:list-item>
                  <text:list-item>
                    <text:p text:style-name="P4">List Contents</text:p>
                    <text:list>
                      <text:list-item>
                        <text:p text:style-name="P4"><text:span text:style-name="T2">setAdapter()</text:span></text:p>
                      </text:list-item>
                      <text:list-item>
                        <text:p text:style-name="P4"><text:span text:style-name="T2">setSingleChoiceItems()</text:span></text:p>
                      </text:list-item>
                      <text:list-item>
                        <text:p text:style-name="P4"><text:span text:style-name="T2">setMultiChoiceItems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322cm" svg:x="2.159cm" svg:y="13.271cm" presentation:class="notes" presentation:user-transformed="true">
            <draw:text-box>
              <text:p><text:span text:style-name="T2">setView()</text:span> is where you want to totally customize the content area. Otherwise, you can choose from simple messages or lists. The latter are supplied either via your own <text:span text:style-name="T2">ListAdapter</text:span>, via a database <text:span text:style-name="T2">Cursor</text:span> (<text:span text:style-name="T2">setCursor()</text:span>), or via arrays of entries to choose from (e.g., <text:span text:style-name="T2">setMultiChoiceItems()</text:span>).</text:p>
              <text:p/>
            </draw:text-box>
          </draw:frame>
        </presentation:notes>
      </draw:page>
      <draw:page draw:name="page11" draw:style-name="dp1" draw:master-page-name="Android1" presentation:presentation-page-layout-name="AL2T1" draw:id="id1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lertDialog</text:p>
          </draw:text-box>
        </draw:frame>
        <draw:frame presentation:style-name="pr8" draw:text-style-name="P5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Main Builder Options (continued)</text:p>
                <text:list>
                  <text:list-item>
                    <text:p text:style-name="P4">Control</text:p>
                    <text:list>
                      <text:list-item>
                        <text:p text:style-name="P4"><text:span text:style-name="T2">setPositiveButton()</text:span></text:p>
                      </text:list-item>
                      <text:list-item>
                        <text:p text:style-name="P4"><text:span text:style-name="T2">setNegativeButton()</text:span></text:p>
                      </text:list-item>
                      <text:list-item>
                        <text:p text:style-name="P4"><text:span text:style-name="T2">setNeutralButton()</text:span></text:p>
                      </text:list-item>
                    </text:list>
                  </text:list-item>
                  <text:list-item>
                    <text:p text:style-name="P4">Presentation</text:p>
                    <text:list>
                      <text:list-item>
                        <text:p text:style-name="P4"><text:span text:style-name="T2">setTitle()</text:span></text:p>
                      </text:list-item>
                      <text:list-item>
                        <text:p text:style-name="P4"><text:span text:style-name="T2">setIcon()</text:span></text:p>
                      </text:list-item>
                    </text:list>
                  </text:list-item>
                  <text:list-item>
                    <text:p text:style-name="P4"><text:span text:style-name="T2">show()</text:span> to display the dialog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3">Positive button is on the left, neutral is in the middle, and negative is on the right. However, they expand as makes sense to take up space.</text:span></text:p>
              <text:p text:style-name="P3"><text:span text:style-name="T3"/></text:p>
              <text:p text:style-name="P3"><text:span text:style-name="T3">Title and icon go in a bar above the dialog.</text:span></text:p>
              <text:p text:style-name="P3"><text:span text:style-name="T3"/></text:p>
            </draw:text-box>
          </draw:frame>
        </presentation:notes>
      </draw:page>
      <draw:page draw:name="page12" draw:style-name="dp1" draw:master-page-name="Android1" presentation:presentation-page-layout-name="AL2T1" draw:id="id12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Toasts</text:p>
          </draw:text-box>
        </draw:frame>
        <draw:frame presentation:style-name="pr8" draw:text-style-name="P7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Toasts = Quick Transient Messages</text:p>
                <text:list>
                  <text:list-item>
                    <text:p text:style-name="P4">Example: changing the time on the Alarm Clock</text:p>
                  </text:list-item>
                  <text:list-item>
                    <text:p text:style-name="P4">Never takes the focus, never steals events from user</text:p>
                    <text:list>
                      <text:list-item>
                        <text:p text:style-name="P4">Counterpoint: not usable for getting user input</text:p>
                      </text:list-item>
                    </text:list>
                  </text:list-item>
                  <text:list-item>
                    <text:p text:style-name="P4">Works independently of the underlying activity</text:p>
                  </text:list-item>
                  <text:list-item>
                    <text:p text:style-name="P4">Good for informative messages that will not<text:line-break/>harm the user if she misses them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ndroid1" presentation:presentation-page-layout-name="AL2T1" draw:id="id1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Toasts</text:p>
          </draw:text-box>
        </draw:frame>
        <draw:frame presentation:style-name="pr9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Simple Implementation</text:p>
                <text:list>
                  <text:list-item>
                    <text:p text:style-name="P4"><text:span text:style-name="T5">Toast.makeText(context, message, duration).show();</text:span></text:p>
                    <text:list>
                      <text:list-item>
                        <text:p text:style-name="P4">Your context is your Activity</text:p>
                      </text:list-item>
                      <text:list-item>
                        <text:p text:style-name="P4">Your message is some String or a resource ID for a String</text:p>
                      </text:list-item>
                      <text:list-item>
                        <text:p text:style-name="P4">The duration is <text:span text:style-name="T2">LENGTH_SHORT</text:span> or <text:span text:style-name="T2">LENGTH_LO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3">By default, these are shown on the lower half of the screen, though there is a “gravity” option to have them appear on the top half of the screen if that would improve usabilit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1-title">
      <style:graphic-properties draw:fill-color="#ffffff" draw:auto-grow-height="false" fo:min-height="3.507cm"/>
    </style:style>
    <style:style style:name="Mpr7" style:family="presentation" style:parent-style-name="Android1-outline1">
      <style:graphic-properties draw:fill-color="#ffffff" draw:auto-grow-height="false" fo:min-height="13.86cm"/>
    </style:style>
    <style:style style:name="Mpr8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6.7999992370605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8.432cm" svg:height="1.296cm" svg:x="1.168cm" svg:y="0.991cm">
        <draw:text-box>
          <text:p text:style-name="MP1"><text:span text:style-name="MT1">Introductory Android</text:span></text:p>
        </draw:text-box>
      </draw:frame>
      <draw:frame draw:style-name="Mgr1" draw:text-style-name="MP4" draw:layer="backgroundobjects" svg:width="8.432cm" svg:height="1.296cm" svg:x="12.166cm" svg:y="0.991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5.87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8"><text:span text:style-name="MT2">Copyright © 2011 CommonsWare, LLC</text:span></text:p>
        </draw:text-box>
      </draw:frame>
      <draw:frame presentation:style-name="Mpr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448cm" svg:x="9.576cm" svg:y="19.131cm" presentation:class="footer">
        <draw:text-box>
          <text:p text:style-name="MP10"><text:span text:style-name="MT3">Copyright © 2011 CommonsWare, LLC</text:span></text:p>
        </draw:text-box>
      </draw:frame>
      <draw:frame presentation:style-name="Mpr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3" draw:text-style-name="MP5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3" draw:text-style-name="MP5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Mark Murphy</meta:initial-creator>
    <meta:creation-date>2008-12-22T14:20:41</meta:creation-date>
    <dc:creator>Mark Murphy</dc:creator>
    <dc:date>2011-08-07T11:34:02</dc:date>
    <meta:printed-by>Mark Murphy</meta:printed-by>
    <meta:print-date>2010-10-20T09:27:17</meta:print-date>
    <dc:language>en-US</dc:language>
    <meta:editing-cycles>91</meta:editing-cycles>
    <meta:editing-duration>PT13H19M25S</meta:editing-duration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